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'Droid Sans', sans-serif"/>
    <style:font-face style:name="Lohit Devanagari1" svg:font-family="'Lohit Devanagari'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7ef" officeooo:paragraph-rsid="0005c7ef"/>
    </style:style>
    <style:style style:name="P2" style:family="paragraph" style:parent-style-name="Standard">
      <style:text-properties officeooo:paragraph-rsid="00094cb6"/>
    </style:style>
    <style:style style:name="P3" style:family="paragraph" style:parent-style-name="Standard">
      <style:text-properties officeooo:rsid="00094cb6" officeooo:paragraph-rsid="00094cb6"/>
    </style:style>
    <style:style style:name="P4" style:family="paragraph" style:parent-style-name="Standard">
      <style:text-properties fo:color="#000000" style:font-name="Liberation Serif" fo:font-size="12pt" officeooo:rsid="0005c7ef" officeooo:paragraph-rsid="0005c7e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8290a" officeooo:paragraph-rsid="0008290a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8290a" officeooo:paragraph-rsid="00094cb6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paragraph-rsid="00094cb6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094cb6" officeooo:paragraph-rsid="00094cb6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0a6372" officeooo:paragraph-rsid="000a6372" style:font-size-asian="12pt" style:font-size-complex="12pt"/>
    </style:style>
    <style:style style:name="P10" style:family="paragraph" style:parent-style-name="Standard" style:list-style-name="L1">
      <style:text-properties fo:color="#000000" style:font-name="Liberation Serif" fo:font-size="12pt" officeooo:rsid="000a6372" officeooo:paragraph-rsid="000a6372" style:font-size-asian="12pt" style:font-size-complex="12pt"/>
    </style:style>
    <style:style style:name="P11" style:family="paragraph" style:parent-style-name="Standard" style:list-style-name="L1">
      <style:text-properties fo:color="#000000" style:font-name="Liberation Serif" fo:font-size="12pt" officeooo:rsid="000a6372" officeooo:paragraph-rsid="000beb11" style:font-size-asian="12pt" style:font-size-complex="12pt"/>
    </style:style>
    <style:style style:name="P12" style:family="paragraph" style:parent-style-name="Standard" style:list-style-name="L1">
      <style:text-properties fo:color="#000000" style:font-name="Liberation Serif" fo:font-size="12pt" officeooo:rsid="000beb11" officeooo:paragraph-rsid="000beb11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0beb11" officeooo:paragraph-rsid="000beb11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0beb11" officeooo:paragraph-rsid="000dcb39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dcb39" officeooo:paragraph-rsid="000dcb39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font-weight="bold" officeooo:rsid="0008290a" officeooo:paragraph-rsid="00094cb6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2pt" fo:font-weight="bold" officeooo:rsid="00094cb6" officeooo:paragraph-rsid="00094cb6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bold" officeooo:rsid="0005c7ef" officeooo:paragraph-rsid="0005c7ef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2pt" fo:font-weight="bold" officeooo:rsid="000a6372" officeooo:paragraph-rsid="000a6372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erif" fo:font-size="12pt" fo:font-weight="bold" officeooo:rsid="000beb11" officeooo:paragraph-rsid="000beb11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iberation Serif" fo:font-size="12pt" officeooo:rsid="000a6372" officeooo:paragraph-rsid="000a6372" fo:background-color="#bce4e5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rsid="000fbb8b" officeooo:paragraph-rsid="000fbb8b" fo:background-color="#bce4e5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style:text-underline-style="none" fo:font-weight="bold" officeooo:rsid="000fbb8b" officeooo:paragraph-rsid="000fbb8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erif" fo:font-size="12pt" style:text-underline-style="none" fo:font-weight="bold" officeooo:rsid="00102a64" officeooo:paragraph-rsid="00102a64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Liberation Serif" fo:font-size="12pt" style:text-underline-style="none" fo:font-weight="bold" officeooo:rsid="00102a64" officeooo:paragraph-rsid="0010d99c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iberation Serif" fo:font-size="12pt" style:text-underline-style="none" fo:font-weight="bold" officeooo:rsid="0010d99c" officeooo:paragraph-rsid="0010d99c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Liberation Serif" fo:font-size="12pt" style:text-underline-style="none" fo:font-weight="bold" officeooo:rsid="00120e27" officeooo:paragraph-rsid="00120e27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iberation Serif" fo:font-size="12pt" style:text-underline-style="none" fo:font-weight="bold" officeooo:rsid="000fbb8b" officeooo:paragraph-rsid="000fbb8b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erif" fo:font-size="12pt" style:text-underline-style="none" fo:font-weight="normal" officeooo:rsid="000fbb8b" officeooo:paragraph-rsid="000fbb8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Liberation Serif" fo:font-size="12pt" style:text-underline-style="none" fo:font-weight="normal" officeooo:rsid="00120e27" officeooo:paragraph-rsid="00120e27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fo:font-weight="normal" officeooo:paragraph-rsid="00120e27"/>
    </style:style>
    <style:style style:name="P32" style:family="paragraph" style:parent-style-name="Standard">
      <style:text-properties fo:font-weight="bold" officeooo:rsid="00094cb6" officeooo:paragraph-rsid="00094cb6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4cb6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c314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df7b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officeooo:paragraph-rsid="00094cb6" style:font-size-asian="12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df7b" officeooo:paragraph-rsid="000edf7b" fo:background-color="#bce4e5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bce4e5"/>
    </style:style>
    <style:style style:name="P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Liberation Serif" fo:font-size="12pt" style:text-underline-style="none" fo:font-weight="bold" officeooo:rsid="0010d99c" officeooo:paragraph-rsid="0010d99c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8290a"/>
    </style:style>
    <style:style style:name="T2" style:family="text">
      <style:text-properties officeooo:rsid="0008290a"/>
    </style:style>
    <style:style style:name="T3" style:family="text">
      <style:text-properties officeooo:rsid="00094cb6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94cb6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6a3e3e" style:font-name="Monospace" fo:font-size="10pt" fo:letter-spacing="normal" fo:font-style="normal" fo:font-weight="normal" fo:background-color="#d4d4d4" loext:char-shading-value="0" style:font-size-asian="10pt" style:font-size-complex="12pt"/>
    </style:style>
    <style:style style:name="T8" style:family="text">
      <style:text-properties fo:font-variant="normal" fo:text-transform="none" fo:color="#646464" style:font-name="Monospace" fo:font-size="10pt" fo:letter-spacing="normal" fo:font-style="normal" fo:font-weight="normal" officeooo:rsid="00094cb6" style:font-size-asian="10pt" style:font-size-complex="12pt"/>
    </style:style>
    <style:style style:name="T9" style:family="text">
      <style:text-properties fo:font-variant="normal" fo:text-transform="none" fo:color="#444444" style:font-name="Helvetica Neue" fo:font-size="10.5pt" fo:letter-spacing="normal" fo:font-style="normal" style:font-size-asian="10.5pt"/>
    </style:style>
    <style:style style:name="T10" style:family="text">
      <style:text-properties fo:font-variant="normal" fo:text-transform="none" fo:color="#444444" style:font-name="Helvetica Neue" fo:font-size="10.5pt" fo:letter-spacing="normal" fo:font-style="normal" officeooo:rsid="00120e27" style:font-size-asian="10.5pt"/>
    </style:style>
    <style:style style:name="T11" style:family="text">
      <style:text-properties fo:color="#000000" style:font-name="Liberation Serif" fo:font-size="12pt" style:font-size-asian="12pt" style:font-size-complex="12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officeooo:rsid="000edf7b" style:font-size-asian="10pt"/>
    </style:style>
    <style:style style:name="T14" style:family="text">
      <style:text-properties fo:color="#000000" style:font-name="Monospace" fo:font-size="10pt" fo:background-color="#e8f2fe" loext:char-shading-value="0" style:font-size-asian="10pt"/>
    </style:style>
    <style:style style:name="T1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officeooo:rsid="0008290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font-size-asian="10.5pt"/>
    </style:style>
    <style:style style:name="T21" style:family="text">
      <style:text-properties style:text-underline-style="solid" style:text-underline-width="auto" style:text-underline-color="font-color" officeooo:rsid="000fbb8b" style:font-size-asian="10.5pt"/>
    </style:style>
    <style:style style:name="T22" style:family="text">
      <style:text-properties officeooo:rsid="0009e8a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a6372" style:font-weight-asian="bold" style:font-weight-complex="bold"/>
    </style:style>
    <style:style style:name="T25" style:family="text">
      <style:text-properties fo:color="#7f0055" style:font-name="Monospace" fo:font-size="10pt" fo:font-weight="bold" style:font-size-asian="10pt" style:font-weight-asian="bold"/>
    </style:style>
    <style:style style:name="T26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27" style:family="text">
      <style:text-properties fo:color="#6a3e3e" style:font-name="Monospace" fo:font-size="10pt" style:font-size-asian="10pt"/>
    </style:style>
    <style:style style:name="T28" style:family="text">
      <style:text-properties fo:color="#6a3e3e" style:font-name="Monospace" fo:font-size="10pt" fo:background-color="#e8f2fe" loext:char-shading-value="0" style:font-size-asian="10pt"/>
    </style:style>
    <style:style style:name="T29" style:family="text">
      <style:text-properties fo:color="#3f7f5f" style:font-name="Monospace" fo:font-size="10pt" style:font-size-asian="10pt"/>
    </style:style>
    <style:style style:name="T3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3" style:family="text">
      <style:text-properties fo:color="#2a00ff" style:font-name="Monospace" fo:font-size="10pt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fo:background-color="#e8f2fe" loext:char-shading-value="0" style:font-size-asian="10pt"/>
    </style:style>
    <style:style style:name="T37" style:family="text">
      <style:text-properties style:font-name="Monospace" fo:font-size="10pt" fo:font-style="italic" fo:background-color="#e8f2fe" loext:char-shading-value="0" style:font-size-asian="10pt" style:font-style-asian="italic"/>
    </style:style>
    <style:style style:name="T38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style:font-name="Monospace" fo:font-size="10pt" style:text-underline-style="solid" style:text-underline-width="auto" style:text-underline-color="font-color" officeooo:rsid="0010d99c" style:font-size-asian="10pt"/>
    </style:style>
    <style:style style:name="T41" style:family="text">
      <style:text-properties officeooo:rsid="000beb11"/>
    </style:style>
    <style:style style:name="T42" style:family="text">
      <style:text-properties fo:color="#c48cff" style:font-name="Monospace" fo:font-size="10pt" style:font-size-asian="10pt"/>
    </style:style>
    <style:style style:name="T43" style:family="text">
      <style:text-properties fo:color="#c48cff" style:font-name="Monospace" fo:font-size="10pt" style:font-size-asian="10pt"/>
    </style:style>
    <style:style style:name="T44" style:family="text">
      <style:text-properties officeooo:rsid="000edf7b"/>
    </style:style>
    <style:style style:name="T45" style:family="text">
      <style:text-properties style:font-size-asian="10.5pt"/>
    </style:style>
    <style:style style:name="T46" style:family="text">
      <style:text-properties style:text-underline-style="none" officeooo:rsid="00120e27" fo:background-color="transparent" loext:char-shading-value="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rge Scale Parallel Data Processing – Spring 2019 </text:p>
      <text:p text:style-name="P4">Name :Vaibhav Shekhar Dave</text:p>
      <text:p text:style-name="P1"><text:span text:style-name="T11">Email : </text:span><text:a xlink:type="simple" xlink:href="mailto:dave.v@husky.neu.edu" text:style-name="Internet_20_link" text:visited-style-name="Visited_20_Internet_20_Link">dave.v@husky.neu.edu</text:a></text:p>
      <text:p text:style-name="P1"><text:span text:style-name="T11">GitHub repo: </text:span><text:a xlink:type="simple" xlink:href="https://github.ccs.neu.edu/vaibhavdave5/parallelDataProcessing" text:style-name="Internet_20_link" text:visited-style-name="Visited_20_Internet_20_Link">https://github.ccs.neu.edu/vaibhavdave5/parallelDataProcessing</text:a></text:p>
      <text:p text:style-name="P4">Submission for : HW1</text:p>
      <text:p text:style-name="P4"/>
      <text:p text:style-name="P18"><text:span text:style-name="T41">Hadoop </text:span>Map-Reduce Implementation </text:p>
      <text:p text:style-name="P20">Source code : <text:span text:style-name="T17">https://github.ccs.neu.edu/vaibhavdave5/parallelDataProcessing/tree/master/MR-Demo</text:span></text:p>
      <text:p text:style-name="P18"/>
      <text:p text:style-name="P19">Psuedo Code:</text:p>
      <text:p text:style-name="P5"><text:span text:style-name="T23">Step 1</text:span>:</text:p>
      <text:p text:style-name="P5"><text:tab/>Take input file and output file dir as input from the user:</text:p>
      <text:p text:style-name="P5"/>
      <text:p text:style-name="P5"><text:span text:style-name="T36"><text:tab/>FileInputFormat.</text:span><text:span text:style-name="T37">addInputPath</text:span><text:span text:style-name="T36">(</text:span><text:span text:style-name="T28">job</text:span><text:span text:style-name="T36">, </text:span><text:span text:style-name="T26">new</text:span><text:span text:style-name="T36"> Path(</text:span><text:span text:style-name="T28">args</text:span><text:span text:style-name="T36">[0]));</text:span></text:p>
      <text:p text:style-name="P5"/>
      <text:p text:style-name="P16">Step 2: <text:s/><text:span text:style-name="T3">Mapper phase</text:span></text:p>
      <text:p text:style-name="P6"><text:tab/><text:tab/></text:p>
      <text:p text:style-name="P7"><text:span text:style-name="T1"><text:tab/>The </text:span><text:span text:style-name="T18">mapper</text:span><text:span text:style-name="T1"> implementation via map method, </text:span>processes one line at a time, as provide in the file</text:p>
      <text:p text:style-name="P37"><text:tab/>It then splits the line into two tokens separated by "," and selects the first word(User ID) and <text:s text:c="3"/><text:tab/>emits a key-value pair as &lt;User-ID,1&gt;<text:span text:style-name="T1"> </text:span></text:p>
      <text:p text:style-name="P37"/>
      <text:p text:style-name="P34"><text:span text:style-name="T11"><text:tab/></text:span><text:span text:style-name="T25">public</text:span><text:span text:style-name="T12"> </text:span><text:span text:style-name="T25">void</text:span><text:span text:style-name="T12"> map(</text:span><text:span text:style-name="T25">final</text:span><text:span text:style-name="T12"> Object </text:span><text:span text:style-name="T27">key</text:span><text:span text:style-name="T12">, </text:span><text:span text:style-name="T25">final</text:span><text:span text:style-name="T12"> Text </text:span><text:span text:style-name="T27">value</text:span><text:span text:style-name="T12">, </text:span><text:span text:style-name="T25">final</text:span><text:span text:style-name="T12"> Context </text:span><text:span text:style-name="T27">context</text:span><text:span text:style-name="T12">) <text:tab/></text:span><text:span text:style-name="T25">throws</text:span><text:span text:style-name="T12"> IOException, InterruptedException {</text:span></text:p>
      <text:p text:style-name="P33"><text:span text:style-name="T12"><text:tab/><text:tab/><text:tab/></text:span><text:span text:style-name="T25">final</text:span><text:span text:style-name="T12"> StringTokenizer </text:span><text:span text:style-name="T27">itr</text:span><text:span text:style-name="T12"> = </text:span><text:span text:style-name="T25">new</text:span><text:span text:style-name="T12"> <text:tab/><text:tab/><text:tab/>StringTokenizer(</text:span><text:span text:style-name="T27">value</text:span><text:span text:style-name="T12">.toString());</text:span></text:p>
      <text:p text:style-name="P33"><text:span text:style-name="T12"><text:tab/><text:tab/><text:tab/></text:span><text:span text:style-name="T25">while</text:span><text:span text:style-name="T12"> (</text:span><text:span text:style-name="T27">itr</text:span><text:span text:style-name="T12">.hasMoreTokens()) {</text:span></text:p>
      <text:p text:style-name="P33"><text:span text:style-name="T12"><text:tab/><text:tab/><text:tab/><text:tab/></text:span><text:span text:style-name="T29">// Split each line of the </text:span><text:span text:style-name="T30">csv</text:span><text:span text:style-name="T29"> by "," <text:s/>and take the first <text:tab/><text:tab/><text:tab/><text:tab/>word as the input </text:span></text:p>
      <text:p text:style-name="P33"><text:span text:style-name="T12"><text:tab/><text:tab/><text:tab/><text:tab/></text:span><text:span text:style-name="T31">word</text:span><text:span text:style-name="T12">.set(</text:span><text:span text:style-name="T27">itr</text:span><text:span text:style-name="T12">.nextToken().split(</text:span><text:span text:style-name="T33">","</text:span><text:span text:style-name="T12">)[0]);</text:span></text:p>
      <text:p text:style-name="P33"><text:span text:style-name="T12"><text:tab/><text:tab/><text:tab/><text:tab/></text:span><text:span text:style-name="T27">context</text:span><text:span text:style-name="T12">.write(</text:span><text:span text:style-name="T31">word</text:span><text:span text:style-name="T12">, </text:span><text:span text:style-name="T32">one</text:span><text:span text:style-name="T12">);</text:span></text:p>
      <text:p text:style-name="P33"><text:span text:style-name="T12"><text:tab/><text:tab/><text:tab/>}</text:span></text:p>
      <text:p text:style-name="P37"><text:span text:style-name="T34"><text:tab/><text:tab/>}</text:span></text:p>
      <text:p text:style-name="P7"/>
      <text:p text:style-name="P8"><text:span text:style-name="T23">Step 3: Combiner phase</text:span>:</text:p>
      <text:p text:style-name="P3"><text:span text:style-name="Teletype"><text:span text:style-name="T4"><text:tab/>We have </text:span></text:span><text:span text:style-name="T4">also specified a </text:span><text:span text:style-name="Teletype"><text:span text:style-name="T4">combiner</text:span></text:span><text:span text:style-name="T4">. Hence, the output of each map is passed through the local <text:tab/>combiner <text:s/>for local aggregation, after being sorted on the keys.</text:span></text:p>
      <text:p text:style-name="P3"><text:span text:style-name="T4"><text:tab/><text:tab/></text:span></text:p>
      <text:p text:style-name="P3"><text:span text:style-name="T4"><text:tab/></text:span><text:span text:style-name="T7">job</text:span><text:span text:style-name="T14">.setCombinerClass(IntSumReducer.</text:span><text:span text:style-name="T26">class</text:span><text:span text:style-name="T14">);</text:span></text:p>
      <text:p text:style-name="P3"><text:span text:style-name="T4"/></text:p>
      <text:p text:style-name="P32"><text:span text:style-name="T6">Step 4: Reducer phase:</text:span></text:p>
      <text:p text:style-name="P2"><text:span text:style-name="T5"><text:tab/></text:span><text:span text:style-name="T4">The </text:span><text:span text:style-name="Teletype"><text:span text:style-name="T4">Reducer </text:span></text:span><text:span text:style-name="T4">implementation, via the </text:span><text:span text:style-name="Teletype"><text:span text:style-name="T4">reduce </text:span></text:span><text:span text:style-name="T4">method just sums up the values, which are the <text:tab/>occurrence counts for each key</text:span><text:span text:style-name="T5">.</text:span></text:p>
      <text:p text:style-name="P2"><text:span text:style-name="T5"/></text:p>
      <text:p text:style-name="P2"><text:span text:style-name="T5"><text:tab/></text:span><text:span text:style-name="T8">@Override</text:span></text:p>
      <text:p text:style-name="P33"><text:span text:style-name="T12"><text:tab/><text:tab/></text:span><text:span text:style-name="T25">public</text:span><text:span text:style-name="T12"> </text:span><text:span text:style-name="T25">void</text:span><text:span text:style-name="T12"> reduce(</text:span><text:span text:style-name="T25">final</text:span><text:span text:style-name="T12"> Text </text:span><text:span text:style-name="T27">key</text:span><text:span text:style-name="T12">, </text:span><text:span text:style-name="T25">final</text:span><text:span text:style-name="T12"> Iterable&lt;IntWritable&gt; </text:span><text:span text:style-name="T27">values</text:span><text:span text:style-name="T12">, <text:tab/><text:tab/></text:span><text:span text:style-name="T25">final</text:span><text:span text:style-name="T12"> Context </text:span><text:span text:style-name="T27">context</text:span><text:span text:style-name="T12">) </text:span><text:span text:style-name="T25">throws</text:span><text:span text:style-name="T12"> IOException, InterruptedException {</text:span></text:p>
      <text:p text:style-name="P33"><text:span text:style-name="T12"><text:tab/><text:tab/><text:tab/></text:span><text:span text:style-name="T25">int</text:span><text:span text:style-name="T12"> </text:span><text:span text:style-name="T27">sum</text:span><text:span text:style-name="T12"> = 0;</text:span></text:p>
      <text:p text:style-name="P33"><text:span text:style-name="T12"><text:tab/><text:tab/><text:tab/></text:span><text:span text:style-name="T25">for</text:span><text:span text:style-name="T12"> (</text:span><text:span text:style-name="T25">final</text:span><text:span text:style-name="T12"> IntWritable </text:span><text:span text:style-name="T27">val</text:span><text:span text:style-name="T12"> : </text:span><text:span text:style-name="T27">values</text:span><text:span text:style-name="T12">) {</text:span></text:p>
      <text:p text:style-name="P33"><text:span text:style-name="T12"><text:tab/><text:tab/><text:tab/><text:tab/></text:span><text:span text:style-name="T27">sum</text:span><text:span text:style-name="T12"> += </text:span><text:span text:style-name="T27">val</text:span><text:span text:style-name="T12">.get();</text:span></text:p>
      <text:p text:style-name="P33"><text:span text:style-name="T12"><text:tab/><text:tab/><text:tab/>}</text:span></text:p>
      <text:p text:style-name="P33"><text:span text:style-name="T12"><text:tab/><text:tab/><text:tab/></text:span><text:span text:style-name="T31">result</text:span><text:span text:style-name="T12">.set(</text:span><text:span text:style-name="T27">sum</text:span><text:span text:style-name="T12">);</text:span></text:p>
      <text:p text:style-name="P33"><text:span text:style-name="T12"><text:tab/><text:tab/><text:tab/></text:span><text:span text:style-name="T27">context</text:span><text:span text:style-name="T12">.write(</text:span><text:span text:style-name="T27">key</text:span><text:span text:style-name="T12">, </text:span><text:span text:style-name="T31">result</text:span><text:span text:style-name="T12">);}</text:span></text:p>
      <text:p text:style-name="P17"><text:soft-page-break/>Step 5: <text:span text:style-name="T22">Output:</text:span></text:p>
      <text:p text:style-name="P8"><text:tab/><text:span text:style-name="T22">Once jobs are completed the result is saved as output in the directory specified by the user.</text:span></text:p>
      <text:p text:style-name="P8"/>
      <text:p text:style-name="P8"><text:tab/><text:span text:style-name="T36">FileOutputFormat.</text:span><text:span text:style-name="T37">setOutputPath</text:span><text:span text:style-name="T36">(</text:span><text:span text:style-name="T28">job</text:span><text:span text:style-name="T36">, </text:span><text:span text:style-name="T26">new</text:span><text:span text:style-name="T36"> Path(</text:span><text:span text:style-name="T28">args</text:span><text:span text:style-name="T36">[1]));</text:span></text:p>
      <text:p text:style-name="P4"/>
      <text:p text:style-name="P4"/>
      <text:p text:style-name="P9"><text:span text:style-name="T23">General Idea:</text:span> </text:p>
      <text:p text:style-name="P9"/>
      <text:list xml:id="list975711468" text:style-name="L1">
        <text:list-item>
          <text:p text:style-name="P10">My program assumes the its output is a csv file in the format of userid, follow’s userid.</text:p>
        </text:list-item>
        <text:list-item>
          <text:p text:style-name="P10">It takes input as a csv file.</text:p>
        </text:list-item>
        <text:list-item>
          <text:p text:style-name="P10">The TokenizerMapper helps to read the input line by line.</text:p>
        </text:list-item>
        <text:list-item>
          <text:p text:style-name="P11">Each line is then split <text:span text:style-name="T41">by “,” using the set function and the first word is selected to be the key</text:span></text:p>
        </text:list-item>
        <text:list-item>
          <text:p text:style-name="P11"><text:span text:style-name="T41">the map function spits out a &lt;userid, id&gt; after reading each line.</text:span></text:p>
        </text:list-item>
        <text:list-item>
          <text:p text:style-name="P12">The output of the local mapper then goes to the local combiner for sorting.</text:p>
        </text:list-item>
        <text:list-item>
          <text:p text:style-name="P12">The local combiner sorts the value of the map based on the key.</text:p>
        </text:list-item>
        <text:list-item>
          <text:p text:style-name="P12">The reduce method is use to sum up the occurrence of each key emitted by all the map.</text:p>
        </text:list-item>
        <text:list-item>
          <text:p text:style-name="P12">This way we can find all the occurences of the userids in edges.csv and we can find how many followers each user has.</text:p>
        </text:list-item>
      </text:list>
      <text:p text:style-name="P13"/>
      <text:p text:style-name="P13"/>
      <text:p text:style-name="P13"/>
      <text:p text:style-name="P20">Spark Scala Implementation </text:p>
      <text:p text:style-name="P20"/>
      <text:p text:style-name="P20">Source : <text:span text:style-name="T17">https://github.ccs.neu.edu/vaibhavdave5/parallelDataProcessing/tree/master/Spark-Demo</text:span></text:p>
      <text:p text:style-name="P13"/>
      <text:p text:style-name="P15">Note : I have used RDD APIs for the implementation.</text:p>
      <text:p text:style-name="P13"/>
      <text:p text:style-name="P14"><text:s text:c="8"/><text:span text:style-name="T24">Psuedo Code:</text:span></text:p>
      <text:p text:style-name="P14"><text:span text:style-name="T24"><text:tab/></text:span><text:tab/></text:p>
      <text:p text:style-name="P14"><text:span text:style-name="T44">1)</text:span> <text:s text:c="7"/><text:span text:style-name="T44">Reads the input from the text file and tokenises</text:span><text:tab/></text:p>
      <text:p text:style-name="P9"><text:span text:style-name="T25"><text:s text:c="4"/>val</text:span><text:span text:style-name="T34"> textFile = sc.textFile(args(</text:span><text:span text:style-name="T42">0</text:span><text:span text:style-name="T34">)</text:span><text:span text:style-name="T38">)</text:span></text:p>
      <text:p text:style-name="P35"><text:span text:style-name="T12"/></text:p>
      <text:p text:style-name="P35"><text:span text:style-name="T13">2)</text:span><text:span text:style-name="T12"> <text:s text:c="2"/></text:span><text:span text:style-name="T13">Each token(Each line) is split by “,” and we select the first word(userID).</text:span><text:span text:style-name="T12"><text:tab/> <text:s text:c="3"/></text:span></text:p>
      <text:p text:style-name="P35"><text:span text:style-name="T16"><text:s text:c="4"/></text:span><text:span text:style-name="T25">val</text:span><text:span text:style-name="T12"> counts = textFile.map(line =</text:span><text:span text:style-name="T15">&gt;</text:span><text:span text:style-name="T12"> line.split(</text:span><text:span text:style-name="T33">","</text:span><text:span text:style-name="T15">)</text:span><text:span text:style-name="T12">(</text:span><text:span text:style-name="T42">0</text:span><text:span text:style-name="T12">))</text:span></text:p>
      <text:p text:style-name="P36"><text:span text:style-name="T12"><text:s text:c="4"/></text:span></text:p>
      <text:p text:style-name="P36"><text:span text:style-name="T13">3)</text:span><text:span text:style-name="T12"> <text:s text:c="3"/></text:span><text:span text:style-name="T13">The mapping phase just takes the userID as input and spits out &lt;userID, 1&gt; <text:s/><text:tab/>as a key value pair</text:span><text:span text:style-name="T12"><text:tab/></text:span></text:p>
      <text:p text:style-name="P36"><text:span text:style-name="T12"><text:s text:c="17"/>.map(word =</text:span><text:span text:style-name="T15">&gt;</text:span><text:span text:style-name="T12"> (word, </text:span><text:span text:style-name="T42">1</text:span><text:span text:style-name="T12">))</text:span></text:p>
      <text:p text:style-name="P36"><text:span text:style-name="T12"/></text:p>
      <text:p text:style-name="P36"><text:span text:style-name="T13">4)</text:span><text:span text:style-name="T12"><text:tab/></text:span><text:span text:style-name="T13">In the reduce phase the number of occurrences of userid key is stored as </text:span></text:p>
      <text:p text:style-name="P36"><text:span text:style-name="T13">&lt;userid, number of occurences&gt;</text:span><text:span text:style-name="T12"> </text:span></text:p>
      <text:p text:style-name="P33"><text:span text:style-name="T12"><text:s text:c="17"/>.reduceByKey(</text:span><text:span text:style-name="T15">_</text:span><text:span text:style-name="T12"> + </text:span><text:span text:style-name="T15">_)</text:span></text:p>
      <text:p text:style-name="P33"><text:span text:style-name="T12"><text:s text:c="17"/></text:span></text:p>
      <text:p text:style-name="P33"><text:span text:style-name="T12"/></text:p>
      <text:p text:style-name="P33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oft-page-break/><text:span text:style-name="T12">5) <text:s text:c="3"/>We save the sparks RDD’s logical exectution plan by the following snippet of <text:s/><text:tab/>code</text:span></text:p>
      <text:p text:style-name="P39"><text:span text:style-name="T12"><text:s text:c="4"/></text:span><text:span text:style-name="T25">val</text:span><text:span text:style-name="T12"> file = </text:span><text:span text:style-name="T25">new</text:span><text:span text:style-name="T12"> File(</text:span><text:span text:style-name="T33">"log.txt"</text:span><text:span text:style-name="T15">)</text:span></text:p>
      <text:p text:style-name="P39"><text:span text:style-name="T12"><text:s text:c="4"/></text:span><text:span text:style-name="T25">val</text:span><text:span text:style-name="T12"> bw = </text:span><text:span text:style-name="T25">new</text:span><text:span text:style-name="T12"> BufferedWriter(</text:span><text:span text:style-name="T25">new</text:span><text:span text:style-name="T12"> FileWriter(file)</text:span><text:span text:style-name="T15">)</text:span></text:p>
      <text:p text:style-name="P39"><text:span text:style-name="T12"><text:s text:c="4"/>bw.write(counts.toDebugString</text:span><text:span text:style-name="T15">)</text:span><text:span text:style-name="T12"> <text:s text:c="3"/></text:span></text:p>
      <text:p text:style-name="P21"><text:span text:style-name="T34"><text:s text:c="4"/>bw.close(</text:span><text:span text:style-name="T38">)</text:span><text:span text:style-name="T34"> <text:s text:c="3"/></text:span></text:p>
      <text:p text:style-name="P21"><text:span text:style-name="T34"><text:s text:c="4"/>counts.saveAsTextFile(args(</text:span><text:span text:style-name="T42">1</text:span><text:span text:style-name="T34">)</text:span><text:span text:style-name="T38">)</text:span></text:p>
      <text:p text:style-name="P21"><text:span text:style-name="T38"/></text:p>
      <text:p text:style-name="P22"><text:span text:style-name="T38">The output is as follows:</text:span></text:p>
      <text:p text:style-name="P22"><text:span text:style-name="T38"/></text:p>
      <text:p text:style-name="P22"><text:span text:style-name="T38">(40) ShuffledRDD[4] at reduceByKey at WordCount.scala:30 []</text:span></text:p>
      <text:p text:style-name="P22"><text:span text:style-name="T38"><text:s/>+-(40) MapPartitionsRDD[3] at map at WordCount.scala:29 []</text:span></text:p>
      <text:p text:style-name="P22"><text:span text:style-name="T38"><text:s text:c="4"/>| <text:s text:c="2"/>MapPartitionsRDD[2] at map at WordCount.scala:28 []</text:span></text:p>
      <text:p text:style-name="P22"><text:span text:style-name="T38"><text:s text:c="4"/>| <text:s text:c="2"/>input/edges.csv MapPartitionsRDD[1] at textFile at WordCount.scala:27 []</text:span></text:p>
      <text:p text:style-name="P22"><text:span text:style-name="T38"><text:s text:c="4"/>| <text:s text:c="2"/>input/edges.csv HadoopRDD[0] at textFile at WordCount.scala:27 []</text:span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3">Running Time Measurements</text:p>
      <text:p text:style-name="P23"><text:span text:style-name="T38"/></text:p>
      <text:p text:style-name="P23"><text:span text:style-name="T38">__________________________________________________________________________________</text:span></text:p>
      <text:p text:style-name="P24"><text:span text:style-name="T38">Logs for map reduce run 1</text:span></text:p>
      <text:p text:style-name="P23"><text:span text:style-name="T38"/></text:p>
      <text:p text:style-name="P28"><text:a xlink:type="simple" xlink:href="https://github.ccs.neu.edu/vaibhavdave5/parallelDataProcessing/blob/master/Important%20logs/hadoop%201/syslog" text:style-name="Internet_20_link" text:visited-style-name="Visited_20_Internet_20_Link"><text:span text:style-name="T19">https://github.ccs.neu.edu/vaibhavdave5/parallelDataProcessing/blob/master/Important%20logs/hadoop%201/syslog</text:span></text:a></text:p>
      <text:p text:style-name="P28"><text:span text:style-name="T19"/></text:p>
      <text:p text:style-name="P24"><text:span text:style-name="T38">Logs for map reduce run 2</text:span></text:p>
      <text:p text:style-name="P24"><text:span text:style-name="T38"/></text:p>
      <text:p text:style-name="P24"><text:a xlink:type="simple" xlink:href="https://github.ccs.neu.edu/vaibhavdave5/parallelDataProcessing/blob/master/Important%20logs/hadoop2/syslog" text:style-name="Internet_20_link" text:visited-style-name="Visited_20_Internet_20_Link"><text:span text:style-name="T38">https://github.ccs.neu.edu/vaibhavdave5/parallelDataProcessing/blob/master/Important%20logs/hadoop2/syslog</text:span></text:a></text:p>
      <text:p text:style-name="P24"><text:span text:style-name="T38"/></text:p>
      <text:p text:style-name="P24"><text:span text:style-name="T38"/></text:p>
      <text:p text:style-name="P26"><text:span text:style-name="T38">Output :</text:span></text:p>
      <text:p text:style-name="P26"><text:a xlink:type="simple" xlink:href="https://github.ccs.neu.edu/vaibhavdave5/parallelDataProcessing/tree/master/MR-Demo/output" text:style-name="Internet_20_link" text:visited-style-name="Visited_20_Internet_20_Link"><text:span text:style-name="T38">https://github.ccs.neu.edu/vaibhavdave5/parallelDataProcessing/tree/master/MR-Demo/output</text:span></text:a></text:p>
      <text:p text:style-name="P26"><text:span text:style-name="T38"/></text:p>
      <text:p text:style-name="P26"><text:span text:style-name="T38">__________________________________________________________________________________</text:span></text:p>
      <text:p text:style-name="P24"><text:span text:style-name="T38"/></text:p>
      <text:p text:style-name="P24"><text:span text:style-name="T38">Logs for spark scala run 1</text:span></text:p>
      <text:p text:style-name="P24"><text:span text:style-name="T38"/></text:p>
      <text:p text:style-name="P24"><text:a xlink:type="simple" xlink:href="https://github.ccs.neu.edu/vaibhavdave5/parallelDataProcessing/tree/master/Important%20logs/spark%201" text:style-name="Internet_20_link" text:visited-style-name="Visited_20_Internet_20_Link"><text:span text:style-name="T38">https://github.ccs.neu.edu/vaibhavdave5/parallelDataProcessing/tree/master/Important%20logs/spark%201</text:span></text:a></text:p>
      <text:p text:style-name="P24"><text:span text:style-name="T38"/></text:p>
      <text:p text:style-name="P24"><text:span text:style-name="T38"/></text:p>
      <text:p text:style-name="P25"><text:span text:style-name="T38">Logs for spark scala run </text:span><text:span text:style-name="T40">2</text:span></text:p>
      <text:p text:style-name="P25"><text:span text:style-name="T38"/></text:p>
      <text:p text:style-name="P25"><text:span text:style-name="T38">https://github.ccs.neu.edu/vaibhavdave5/parallelDataProcessing/tree/master/Important%20logs/spark%202</text:span></text:p>
      <text:p text:style-name="P25"><text:span text:style-name="T38"/></text:p>
      <text:p text:style-name="P24"><text:span text:style-name="T38"/></text:p>
      <text:p text:style-name="P26"><text:span text:style-name="T38">Output :</text:span></text:p>
      <text:p text:style-name="P40"><text:span text:style-name="T38">https://github.ccs.neu.edu/vaibhavdave5/parallelDataProcessing/tree/master/Spark-Demo/output</text:span></text:p>
      <text:p text:style-name="P23"><text:span text:style-name="T20"/></text:p>
      <text:p text:style-name="P23"><text:soft-page-break/><text:span text:style-name="T20"/></text:p>
      <text:p text:style-name="P27"><text:span text:style-name="T20">Question</text:span></text:p>
      <text:p text:style-name="P27"><text:span text:style-name="T20"/></text:p>
      <text:p text:style-name="P29"><text:span text:style-name="T45">Measure the running time of each program. Repeat the time measurements one more time, starting each program from scratch as a new job. Report all 2 programs * 2 independent runs = 4 running times you measured</text:span></text:p>
      <text:p text:style-name="P29"><text:span text:style-name="T20"/></text:p>
      <text:p text:style-name="P31"><text:span text:style-name="T46">1) Runtime for run 1 – Map-Reduce - </text:span><text:span text:style-name="T9">1.6 min</text:span></text:p>
      <text:p text:style-name="P30"><text:span text:style-name="T45"/></text:p>
      <text:p text:style-name="P30"><text:span text:style-name="T45"><text:tab/><text:tab/>Total time spent by all maps in occupied slots (ms)=55838448</text:span></text:p>
      <text:p text:style-name="P30"><text:span text:style-name="T45"><text:tab/><text:tab/>Total time spent by all reduces in occupied slots (ms)=13295904</text:span></text:p>
      <text:p text:style-name="P30"><text:span text:style-name="T45"><text:tab/><text:tab/>Total time spent by all map tasks (ms)=1163301</text:span></text:p>
      <text:p text:style-name="P30"><text:span text:style-name="T45"><text:tab/><text:tab/>Total time spent by all reduce tasks (ms)=138499</text:span></text:p>
      <text:p text:style-name="P30"><text:span text:style-name="T45"><text:tab/><text:tab/>Total vcore-milliseconds taken by all map tasks=1163301</text:span></text:p>
      <text:p text:style-name="P30"><text:span text:style-name="T45"><text:tab/><text:tab/>Total vcore-milliseconds taken by all reduce tasks=138499</text:span></text:p>
      <text:p text:style-name="P30"><text:span text:style-name="T45"><text:tab/><text:tab/>Total megabyte-milliseconds taken by all map tasks=1786830336</text:span></text:p>
      <text:p text:style-name="P30"><text:span text:style-name="T45"><text:tab/><text:tab/>Total megabyte-milliseconds taken by all reduce tasks=425468928</text:span></text:p>
      <text:p text:style-name="P30"><text:span text:style-name="T45"/></text:p>
      <text:p text:style-name="P30"><text:span text:style-name="T45">2) Runtime for run 2 – Map-Reduce – 1.7 min</text:span></text:p>
      <text:p text:style-name="P30"><text:span text:style-name="T45"/></text:p>
      <text:p text:style-name="P30"><text:span text:style-name="T45"><text:tab/><text:tab/>Total time spent by all maps in occupied slots (ms)=54659760</text:span></text:p>
      <text:p text:style-name="P30"><text:span text:style-name="T45"><text:tab/><text:tab/>Total time spent by all reduces in occupied slots (ms)=12879744</text:span></text:p>
      <text:p text:style-name="P30"><text:span text:style-name="T45"><text:tab/><text:tab/>Total time spent by all map tasks (ms)=1138745</text:span></text:p>
      <text:p text:style-name="P30"><text:span text:style-name="T45"><text:tab/><text:tab/>Total time spent by all reduce tasks (ms)=134164</text:span></text:p>
      <text:p text:style-name="P30"><text:span text:style-name="T45"><text:tab/><text:tab/>Total vcore-milliseconds taken by all map tasks=1138745</text:span></text:p>
      <text:p text:style-name="P30"><text:span text:style-name="T45"><text:tab/><text:tab/>Total vcore-milliseconds taken by all reduce tasks=134164</text:span></text:p>
      <text:p text:style-name="P30"><text:span text:style-name="T45"><text:tab/><text:tab/>Total megabyte-milliseconds taken by all map tasks=1749112320</text:span></text:p>
      <text:p text:style-name="P30"><text:span text:style-name="T45"><text:tab/><text:tab/>Total megabyte-milliseconds taken by all reduce tasks=412151808</text:span></text:p>
      <text:p text:style-name="P30"><text:span text:style-name="T45"/></text:p>
      <text:p text:style-name="P30"><text:span text:style-name="T45"/></text:p>
      <text:p text:style-name="P31"><text:span text:style-name="T46">1) Runtime for run 1 – Spark-scala – </text:span><text:span text:style-name="T9">1.</text:span><text:span text:style-name="T10">1</text:span><text:span text:style-name="T9"> min</text:span></text:p>
      <text:p text:style-name="P30"><text:span text:style-name="T45"/></text:p>
      <text:p text:style-name="P30"><text:span text:style-name="T45"/></text:p>
      <text:p text:style-name="P30"><text:span text:style-name="T45">2) Runtime for run 2 – Spark-scala – </text:span><text:span text:style-name="T9">1.1 min</text:span></text:p>
      <text:p text:style-name="P30"><text:span text:style-name="T45"/></text:p>
      <text:p text:style-name="P30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'Droid Sans', sans-serif"/>
    <style:font-face style:name="Lohit Devanagari1" svg:font-family="'Lohit Devanagari'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48:45.072147550</meta:creation-date>
    <dc:date>2019-01-25T18:59:17.212988998</dc:date>
    <meta:editing-duration>PT3M39S</meta:editing-duration>
    <meta:editing-cycles>1</meta:editing-cycles>
    <meta:document-statistic meta:table-count="0" meta:image-count="0" meta:object-count="0" meta:page-count="4" meta:paragraph-count="115" meta:word-count="804" meta:character-count="6220" meta:non-whitespace-character-count="5263"/>
    <meta:generator>LibreOffice/6.0.7.3$Linux_X86_64 LibreOffice_project/00m0$Build-3</meta:generator>
  </office:meta>
</office:document-meta>
</file>